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stringHelpers.xml" manifest:media-type="text/xml"/>
  <manifest:file-entry manifest:full-path="Basic/Publishing/Dialogs.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unusedStyles.xml" manifest:media-type="text/xml"/>
  <manifest:file-entry manifest:full-path="Basic/Publishing/CleanManualFormat.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ent-style-name="Standard" style:list-style-name="L1">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 text:c="7"/></text:p>
          </table:table-cell>
          <table:table-cell table:style-name="Таблица3.A1" office:value-type="string">
            <text:p text:style-name="P5"><draw:control text:anchor-type="as-char" svg:y="-4mm" draw:z-index="5" draw:name="Фигура1" draw:style-name="gr1" draw:text-style-name="P37" svg:width="63.47mm" svg:height="5.95mm" draw:control="control6"/><text:s text:c="7"/></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 text:c="7"/></text:p>
          </table:table-cell>
          <table:table-cell table:style-name="Таблица3.A1" office:value-type="string">
            <text:p text:style-name="P5"><draw:control text:anchor-type="as-char" svg:y="-4mm" draw:z-index="6" draw:name="Фигура1" draw:style-name="gr1" draw:text-style-name="P37" svg:width="63.47mm" svg:height="5.95mm" draw:control="control7"/><text:s text:c="7"/></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 text:c="7"/></text:p>
          </table:table-cell>
          <table:table-cell table:style-name="Таблица3.A1" office:value-type="string">
            <text:p text:style-name="P5"><draw:control text:anchor-type="as-char" svg:y="-4mm" draw:z-index="7" draw:name="Фигура1" draw:style-name="gr1" draw:text-style-name="P37" svg:width="63.47mm" svg:height="5.95mm" draw:control="control8"/><text:s text:c="7"/></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 text:c="7"/></text:p>
          </table:table-cell>
          <table:table-cell table:style-name="Таблица3.A1" office:value-type="string">
            <text:p text:style-name="P5"><draw:control text:anchor-type="as-char" svg:y="-4mm" draw:z-index="8" draw:name="Фигура1" draw:style-name="gr1" draw:text-style-name="P37" svg:width="63.47mm" svg:height="5.95mm" draw:control="control9"/><text:s text:c="7"/></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 text:c="7"/></text:p>
          </table:table-cell>
          <table:table-cell table:style-name="Таблица3.A1" office:value-type="string">
            <text:p text:style-name="P5"><draw:control text:anchor-type="as-char" svg:y="-4mm" draw:z-index="9" draw:name="Фигура1" draw:style-name="gr1" draw:text-style-name="P37" svg:width="63.47mm" svg:height="5.95mm" draw:control="control10"/><text:s text:c="7"/></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s text:c="5"/></text:p>
          </table:table-cell>
          <table:table-cell table:style-name="Таблица3.A1" office:value-type="string">
            <text:p text:style-name="P7"><draw:control text:anchor-type="as-char" svg:y="-4mm" draw:z-index="11" draw:name="Фигура1" draw:style-name="gr1" draw:text-style-name="P37" svg:width="63.47mm" svg:height="5.95mm" draw:control="control12"/><text:s text:c="5"/></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697313198" text:style-name="L1">
              <text:list-item>
                <text:p text:style-name="P34">Множество последовательных пробелов заменяется на единственный</text:p>
              </text:list-item>
              <text:list-item>
                <text:p text:style-name="P34">Удаляются пробелы перед знаками пунктуации</text:p>
              </text:list-item>
              <text:list-item>
                <text:p text:style-name="P34">Тире между цифрами заменяется на цифровое тире</text:p>
              </text:list-item>
              <text:list-item>
                <text:p text:style-name="P34">Тире между словами заменяется на среднее тире</text:p>
              </text:list-item>
              <text:list-item>
                <text:p text:style-name="P34">Пробелы после открывания скобок или кавычек удаляются</text:p>
              </text:list-item>
              <text:list-item>
                <text:p text:style-name="P34">Пробел между фамилией и последующими инициалами заменяется на неразрывный</text:p>
              </text:list-item>
              <text:list-item>
                <text:p text:style-name="P34">Пробел между инициалами и последующей фамилией заменяется на неразрывный</text:p>
              </text:list-item>
              <text:list-item>
                <text:p text:style-name="P34">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4">Пробел между с. 7 и т. 7 заменяется на неразрывный</text:p>
              </text:list-item>
              <text:list-item>
                <text:p text:style-name="P34">Пробел между серия 7, часть 7, том 7 заменяется на неразрывный</text:p>
              </text:list-item>
              <text:list-item>
                <text:p text:style-name="P34">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2818627910"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2"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1"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1"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1"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7H3M57S</meta:editing-duration>
    <meta:editing-cycles>930</meta:editing-cycles>
    <meta:generator>LibreOffice/6.3.4.2$Linux_X86_64 LibreOffice_project/60da17e045e08f1793c57c00ba83cdfce946d0aa</meta:generator>
    <dc:date>2020-03-06T15:02:03.117432519</dc:date>
    <meta:document-statistic meta:table-count="4" meta:image-count="0" meta:object-count="0" meta:page-count="5" meta:paragraph-count="112" meta:word-count="681" meta:character-count="532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markP1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workaroundForDiacriticKerningBug
	    AskAndReplace("([:print:][\u0300-\u036F])","$1")
End Sub

Sub executeCitationCorrection
	StartTracking
	    AskAndReplace("(?&lt;=[:alpha:])&lt;(?=…&gt;)"," &lt;")
	    AskAndReplace("(?&lt;=&lt;…)&gt;(?=[:alpha:])","&gt; ")
	    AskAndReplace("(?&lt;=[:alpha:])–(?=[:alpha:])"," – ")
	StopTracking
End Sub


Sub executeRemoveConsequentSpaces
	StartTracking
	    AskAndReplace("(?&lt;=[:space:])[:space:]+","")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80 Then
				tCurs.CharScaleWidth = 100
				Exit Do
			EndIf
		Loop
		
		vCurs.goToStartOfLine(true)
		tLine = vCurs.Text.createTextCursorByRange(vCurs)
		vCurs.goToRange(tCurs,false)
		tLine.CharScaleWidth = 100
		Do While vCurs.isAtEndOfLine() = false AND vCurs.isAtStartOfLine() = false
			tLine.CharScaleWidth = tLine.CharScaleWidth - 5
			vCurs.goToRange(tCurs,false)
			If tLine.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WhiteBackground?language=Basic&amp;location=application"
  sCmdLable = "Фон"
  nCount = 0
  oToolbarItem = CreateSimpleToolbarItem( sCmdID, sCmdLable )
  oTBSettings.insertByIndex( nCount, oToolbarItem )
 
  sCmdID   = "vnd.sun.star.script:Publishing.CleanManualFormat.getNumberingFonts?language=Basic&amp;location=application"
  sCmdLable = "ШрВНум"
  nCount = 1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turnOffTracking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If NOT IsEmpty(oTextCursor.NumberingRules) Then
				noNumbering
			EndIf
			setArticlePageStyles(i)
			setAritclePageHeaders(i)
			page = oViewCursor.getPage()
			InsertArticle(FilePath)
            turnOffTracking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ub noNumbering
	rem ----------------------------------------------------------------------
	rem define variables
	dim document   as object
	dim dispatcher as object
	rem ----------------------------------------------------------------------
	rem get access to the document
	document   = ThisComponent.CurrentController.Frame
	dispatcher = createUnoService("com.sun.star.frame.DispatchHelper")
	
	rem ----------------------------------------------------------------------
	dim args1(0) as new com.sun.star.beans.PropertyValue
	Wait 500
	dispatcher.executeDispatch(document, ".uno:RemoveBullets", "", 0, args1())
	Wait 500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findBestAnchor()
	If checkPageSettings(curPageStyleName) Then
		MsgBox "Проверьте размеры колонтитулов и перезапустите макрос"
		Exit Sub
	EndIf
	rotatePageClockwise(curPageStyleName)	
	'saveAndreload()
End Sub

Sub findBestAnchor()
	'Globalscope.BasicLibraries.LoadLibrary( "MRILib" )
	Dim curPageStyleName As String
	Dim oViewCursor As Object
	Dim oTextCursor As Object
	curPageStyleName = getCurPageStyleName()
	oViewCursor = ThisComponent.CurrentController.getViewCursor()
	oViewCursor.jumpToStartOfPage()
	oTextCursor = oViewCursor.Text.createTextCursorByRange(oViewCursor.End)
	If NOT oTextCursor.isStartOfParagraph Then
		oTextCursor.goToNextParagraph(false)
		oViewCursor.goToRange(oTextCursor,false)
	EndIf
	If	curPageStyleName = getCurPageStyleName() Then
		Exit Sub
	EndIf
	MsgBox "Произошла ошибка. Обратитесь к разработчику."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2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enum1 As Object
	Dim enum1Element As Object
	Dim curPage As String
	Dim curStyleName As String
	Dim pageName As String
	Dim oViewCursor As Object
	Dim anchor As Object
	Dim oSavePosition As Object
	oViewCursor = ThisComponent.CurrentController.getViewCursor()
	oSavePosition = oViewCursor.Text.createTextCursorByRange(oViewCursor)	
	enum1 = ThisComponent.Text.createEnumeration() 
	While enum1.hasMoreElements
		enum1Element = enum1.nextElement
		If enum1Element.supportsService("com.sun.star.text.Paragraph") OR enum1Element.supportsService("com.sun.star.text.TextTable") Then
			If NOT IsMissing(enum1Element.PageDescName) AND NOT IsNull(enum1Element.PageDescName) Then
				pageName = CStr(enum1Element.PageDescName)
				If  pageStyleName = pageName Then
					anchor = enum1Element.getAnchor()
					oViewCursor.gotoRange(anchor,false)
					findFirstPageWithStyle = oViewCursor.getPage()
					oViewCursor.goToRange(oSavePosition, false)
					Exit Function
				EndIf
			
			EndIf
		EndIf
	Wend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pageNum = getPageNumber(enum1Element.Start)
						lastPages(articleNum) = CInt(pageNum) - 1
						articleNum = curNum						
					EndIf
				EndIf
			EndIf
			
		EndIf
		'TODO:
		'OR enum1Element.supportsService("com.sun.star.text.TextTable")
	Wend 
	For i = LBound(lastPages) to UBound(lastPages)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